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<text:span text:style-name="T1">09.10.2011 Версия 0.45 Исправления</text:span>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2"><text:span text:style-name="T1"/></text:p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<text:soft-page-break/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<text:soft-page-break/>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oft-page-break/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><text:soft-page-break/></text:p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</text:span><text:span text:style-name="T5">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oft-page-break/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10-09T15:21:40.84</dc:date>
    <meta:editing-duration>P21DT10H3M1S</meta:editing-duration>
    <meta:editing-cycles>118</meta:editing-cycles>
    <meta:generator>LibreOffice/3.3$Win32 LibreOffice_project/330m19$Build-202</meta:generator>
    <meta:document-statistic meta:table-count="0" meta:image-count="0" meta:object-count="0" meta:page-count="6" meta:paragraph-count="180" meta:word-count="2380" meta:character-count="16304"/>
  </office:meta>
</office:document-meta>
</file>